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c127d4" officeooo:paragraph-rsid="00c127d4"/>
    </style:style>
    <style:style style:name="P2" style:family="paragraph" style:parent-style-name="Heading_20_2">
      <style:text-properties officeooo:rsid="01680eac" officeooo:paragraph-rsid="01680eac"/>
    </style:style>
    <style:style style:name="P3" style:family="paragraph" style:parent-style-name="Text_20_body" style:list-style-name="L1">
      <style:text-properties officeooo:paragraph-rsid="00e6c335"/>
    </style:style>
    <style:style style:name="P4" style:family="paragraph" style:parent-style-name="Text_20_body" style:list-style-name="L2">
      <style:text-properties officeooo:rsid="00c127d4" officeooo:paragraph-rsid="00c127d4"/>
    </style:style>
    <style:style style:name="P5" style:family="paragraph" style:parent-style-name="Text_20_body" style:list-style-name="L2">
      <style:text-properties officeooo:rsid="00ce1c72" officeooo:paragraph-rsid="00ce1c72"/>
    </style:style>
    <style:style style:name="P6" style:family="paragraph" style:parent-style-name="Text_20_body" style:list-style-name="L2">
      <style:text-properties officeooo:rsid="00d139bf" officeooo:paragraph-rsid="00d139bf"/>
    </style:style>
    <style:style style:name="P7" style:family="paragraph" style:parent-style-name="Text_20_body" style:list-style-name="L2">
      <style:text-properties officeooo:rsid="00d9f9bb" officeooo:paragraph-rsid="00d9f9bb"/>
    </style:style>
    <style:style style:name="P8" style:family="paragraph" style:parent-style-name="Text_20_body" style:list-style-name="L3">
      <style:text-properties officeooo:rsid="00eeabcd" officeooo:paragraph-rsid="00eeabcd"/>
    </style:style>
    <style:style style:name="P9" style:family="paragraph" style:parent-style-name="Text_20_body" style:list-style-name="L3">
      <style:text-properties officeooo:rsid="00ecc37e" officeooo:paragraph-rsid="00ecc37e"/>
    </style:style>
    <style:style style:name="P10" style:family="paragraph" style:parent-style-name="Text_20_body" style:list-style-name="L3">
      <style:text-properties officeooo:rsid="00f17847" officeooo:paragraph-rsid="00f17847"/>
    </style:style>
    <style:style style:name="P11" style:family="paragraph" style:parent-style-name="Text_20_body" style:list-style-name="L3">
      <style:text-properties officeooo:rsid="00f5a393" officeooo:paragraph-rsid="00f5a393"/>
    </style:style>
    <style:style style:name="P12" style:family="paragraph" style:parent-style-name="Text_20_body" style:list-style-name="L3">
      <style:text-properties officeooo:rsid="00fe89fe" officeooo:paragraph-rsid="00fe89fe"/>
    </style:style>
    <style:style style:name="P13" style:family="paragraph" style:parent-style-name="Text_20_body" style:list-style-name="L3">
      <style:text-properties officeooo:rsid="01043c14" officeooo:paragraph-rsid="01043c14"/>
    </style:style>
    <style:style style:name="P14" style:family="paragraph" style:parent-style-name="Text_20_body" style:list-style-name="L4">
      <style:text-properties officeooo:rsid="011420c4" officeooo:paragraph-rsid="011420c4"/>
    </style:style>
    <style:style style:name="P15" style:family="paragraph" style:parent-style-name="Text_20_body" style:list-style-name="L4">
      <style:text-properties officeooo:rsid="011760ea" officeooo:paragraph-rsid="011f0a2e"/>
    </style:style>
    <style:style style:name="P16" style:family="paragraph" style:parent-style-name="Text_20_body" style:list-style-name="L4">
      <style:text-properties officeooo:rsid="01235781" officeooo:paragraph-rsid="01235781"/>
    </style:style>
    <style:style style:name="P17" style:family="paragraph" style:parent-style-name="Text_20_body" style:list-style-name="L4">
      <style:text-properties officeooo:rsid="0128a87b" officeooo:paragraph-rsid="0128a87b"/>
    </style:style>
    <style:style style:name="P18" style:family="paragraph" style:parent-style-name="Text_20_body" style:list-style-name="L5">
      <style:text-properties officeooo:rsid="012c78b2" officeooo:paragraph-rsid="012c78b2"/>
    </style:style>
    <style:style style:name="P19" style:family="paragraph" style:parent-style-name="Text_20_body" style:list-style-name="L6">
      <style:text-properties officeooo:rsid="012cb485" officeooo:paragraph-rsid="012cb485"/>
    </style:style>
    <style:style style:name="P20" style:family="paragraph" style:parent-style-name="Text_20_body" style:list-style-name="L6">
      <style:text-properties officeooo:rsid="01348a05" officeooo:paragraph-rsid="01348a05"/>
    </style:style>
    <style:style style:name="P21" style:family="paragraph" style:parent-style-name="Text_20_body" style:list-style-name="L6">
      <style:text-properties officeooo:rsid="01348a05" officeooo:paragraph-rsid="013c009d"/>
    </style:style>
    <style:style style:name="P22" style:family="paragraph" style:parent-style-name="Text_20_body" style:list-style-name="L6">
      <style:text-properties officeooo:rsid="01348a05" officeooo:paragraph-rsid="0140a5ed"/>
    </style:style>
    <style:style style:name="P23" style:family="paragraph" style:parent-style-name="Text_20_body" style:list-style-name="L7">
      <style:text-properties officeooo:rsid="0150d40c" officeooo:paragraph-rsid="0150d40c"/>
    </style:style>
    <style:style style:name="P24" style:family="paragraph" style:parent-style-name="Text_20_body" style:list-style-name="L7">
      <style:text-properties officeooo:rsid="0156a2dd" officeooo:paragraph-rsid="0156a2dd"/>
    </style:style>
    <style:style style:name="P25" style:family="paragraph" style:parent-style-name="Text_20_body" style:list-style-name="L7">
      <style:text-properties officeooo:rsid="0157bedc" officeooo:paragraph-rsid="0157bedc"/>
    </style:style>
    <style:style style:name="P26" style:family="paragraph" style:parent-style-name="Text_20_body" style:list-style-name="L7">
      <style:text-properties officeooo:rsid="0163b3e0" officeooo:paragraph-rsid="0163b3e0"/>
    </style:style>
    <style:style style:name="P27" style:family="paragraph" style:parent-style-name="Text_20_body" style:list-style-name="L8">
      <style:text-properties officeooo:paragraph-rsid="01693336"/>
    </style:style>
    <style:style style:name="P28" style:family="paragraph" style:parent-style-name="Text_20_body" style:list-style-name="L9">
      <style:text-properties officeooo:paragraph-rsid="018346b9"/>
    </style:style>
    <style:style style:name="P29" style:family="paragraph" style:parent-style-name="Text_20_body" style:list-style-name="L9">
      <style:text-properties officeooo:paragraph-rsid="018ad0aa"/>
    </style:style>
    <style:style style:name="P30" style:family="paragraph" style:parent-style-name="Text_20_body" style:list-style-name="L9">
      <style:text-properties officeooo:paragraph-rsid="019646de"/>
    </style:style>
    <style:style style:name="P31" style:family="paragraph" style:parent-style-name="Text_20_body" style:list-style-name="L9">
      <style:text-properties officeooo:paragraph-rsid="01992a3c"/>
    </style:style>
    <style:style style:name="P32" style:family="paragraph" style:parent-style-name="Text_20_body" style:list-style-name="L9">
      <style:text-properties officeooo:rsid="017d6da4" officeooo:paragraph-rsid="017d6d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323e8" style:font-weight-asian="bold" style:font-weight-complex="bold"/>
    </style:style>
    <style:style style:name="T3" style:family="text">
      <style:text-properties fo:font-weight="bold" officeooo:rsid="019f583f" style:font-weight-asian="bold" style:font-weight-complex="bold"/>
    </style:style>
    <style:style style:name="T4" style:family="text">
      <style:text-properties fo:font-weight="bold" officeooo:rsid="01a1c61b" style:font-weight-asian="bold" style:font-weight-complex="bold"/>
    </style:style>
    <style:style style:name="T5" style:family="text">
      <style:text-properties fo:font-weight="bold" officeooo:rsid="019db990" style:font-weight-asian="bold" style:font-weight-complex="bold"/>
    </style:style>
    <style:style style:name="T6" style:family="text">
      <style:text-properties fo:font-weight="bold" officeooo:rsid="00ff6dc5" style:font-weight-asian="bold" style:font-weight-complex="bold"/>
    </style:style>
    <style:style style:name="T7" style:family="text">
      <style:text-properties officeooo:rsid="00c29dd8"/>
    </style:style>
    <style:style style:name="T8" style:family="text">
      <style:text-properties officeooo:rsid="00c4cc54"/>
    </style:style>
    <style:style style:name="T9" style:family="text">
      <style:text-properties officeooo:rsid="00c8e9af"/>
    </style:style>
    <style:style style:name="T10" style:family="text">
      <style:text-properties officeooo:rsid="00caa023"/>
    </style:style>
    <style:style style:name="T11" style:family="text">
      <style:text-properties officeooo:rsid="00cba3b4"/>
    </style:style>
    <style:style style:name="T12" style:family="text">
      <style:text-properties officeooo:rsid="00cdbc26"/>
    </style:style>
    <style:style style:name="T13" style:family="text">
      <style:text-properties officeooo:rsid="00cec0a0"/>
    </style:style>
    <style:style style:name="T14" style:family="text">
      <style:text-properties officeooo:rsid="00d01c5e"/>
    </style:style>
    <style:style style:name="T15" style:family="text">
      <style:text-properties officeooo:rsid="00d5b591"/>
    </style:style>
    <style:style style:name="T16" style:family="text">
      <style:text-properties officeooo:rsid="00dbe595"/>
    </style:style>
    <style:style style:name="T17" style:family="text">
      <style:text-properties officeooo:rsid="00ddc897"/>
    </style:style>
    <style:style style:name="T18" style:family="text">
      <style:text-properties officeooo:rsid="00dea36a"/>
    </style:style>
    <style:style style:name="T19" style:family="text">
      <style:text-properties officeooo:rsid="00e07ebb"/>
    </style:style>
    <style:style style:name="T20" style:family="text">
      <style:text-properties officeooo:rsid="00e15a18"/>
    </style:style>
    <style:style style:name="T21" style:family="text">
      <style:text-properties officeooo:rsid="00e263be"/>
    </style:style>
    <style:style style:name="T22" style:family="text">
      <style:text-properties officeooo:rsid="00e2cb7c"/>
    </style:style>
    <style:style style:name="T23" style:family="text">
      <style:text-properties officeooo:rsid="00e59f9b"/>
    </style:style>
    <style:style style:name="T24" style:family="text">
      <style:text-properties officeooo:rsid="00e8bf1f"/>
    </style:style>
    <style:style style:name="T25" style:family="text">
      <style:text-properties officeooo:rsid="00f0743e"/>
    </style:style>
    <style:style style:name="T26" style:family="text">
      <style:text-properties officeooo:rsid="00f25ee3"/>
    </style:style>
    <style:style style:name="T27" style:family="text">
      <style:text-properties officeooo:rsid="00f3981a"/>
    </style:style>
    <style:style style:name="T28" style:family="text">
      <style:text-properties officeooo:rsid="00f7e34a"/>
    </style:style>
    <style:style style:name="T29" style:family="text">
      <style:text-properties officeooo:rsid="00faeef6"/>
    </style:style>
    <style:style style:name="T30" style:family="text">
      <style:text-properties officeooo:rsid="00fb5736"/>
    </style:style>
    <style:style style:name="T31" style:family="text">
      <style:text-properties officeooo:rsid="00fcb7a6"/>
    </style:style>
    <style:style style:name="T32" style:family="text">
      <style:text-properties officeooo:rsid="00ff6dc5"/>
    </style:style>
    <style:style style:name="T33" style:family="text">
      <style:text-properties officeooo:rsid="010060c2"/>
    </style:style>
    <style:style style:name="T34" style:family="text">
      <style:text-properties officeooo:rsid="0100b2fc"/>
    </style:style>
    <style:style style:name="T35" style:family="text">
      <style:text-properties officeooo:rsid="0101ab9f"/>
    </style:style>
    <style:style style:name="T36" style:family="text">
      <style:text-properties officeooo:rsid="01026435"/>
    </style:style>
    <style:style style:name="T37" style:family="text">
      <style:text-properties officeooo:rsid="010295a7"/>
    </style:style>
    <style:style style:name="T38" style:family="text">
      <style:text-properties officeooo:rsid="010606e3"/>
    </style:style>
    <style:style style:name="T39" style:family="text">
      <style:text-properties officeooo:rsid="01064b51"/>
    </style:style>
    <style:style style:name="T40" style:family="text">
      <style:text-properties officeooo:rsid="0107a608"/>
    </style:style>
    <style:style style:name="T41" style:family="text">
      <style:text-properties officeooo:rsid="01083cee"/>
    </style:style>
    <style:style style:name="T42" style:family="text">
      <style:text-properties officeooo:rsid="01094f65"/>
    </style:style>
    <style:style style:name="T43" style:family="text">
      <style:text-properties officeooo:rsid="010ad404"/>
    </style:style>
    <style:style style:name="T44" style:family="text">
      <style:text-properties officeooo:rsid="010d4f63"/>
    </style:style>
    <style:style style:name="T45" style:family="text">
      <style:text-properties officeooo:rsid="010df26a"/>
    </style:style>
    <style:style style:name="T46" style:family="text">
      <style:text-properties officeooo:rsid="010f2315"/>
    </style:style>
    <style:style style:name="T47" style:family="text">
      <style:text-properties officeooo:rsid="01120596"/>
    </style:style>
    <style:style style:name="T48" style:family="text">
      <style:text-properties officeooo:rsid="0114e11a"/>
    </style:style>
    <style:style style:name="T49" style:family="text">
      <style:text-properties officeooo:rsid="0115c23a"/>
    </style:style>
    <style:style style:name="T50" style:family="text">
      <style:text-properties officeooo:rsid="011a3528"/>
    </style:style>
    <style:style style:name="T51" style:family="text">
      <style:text-properties officeooo:rsid="011c0b3b"/>
    </style:style>
    <style:style style:name="T52" style:family="text">
      <style:text-properties officeooo:rsid="011cb975"/>
    </style:style>
    <style:style style:name="T53" style:family="text">
      <style:text-properties officeooo:rsid="011f0a2e"/>
    </style:style>
    <style:style style:name="T54" style:family="text">
      <style:text-properties officeooo:rsid="01242579"/>
    </style:style>
    <style:style style:name="T55" style:family="text">
      <style:text-properties officeooo:rsid="0127a24c"/>
    </style:style>
    <style:style style:name="T56" style:family="text">
      <style:text-properties officeooo:rsid="012bb048"/>
    </style:style>
    <style:style style:name="T57" style:family="text">
      <style:text-properties officeooo:rsid="012dab39"/>
    </style:style>
    <style:style style:name="T58" style:family="text">
      <style:text-properties officeooo:rsid="012f2207"/>
    </style:style>
    <style:style style:name="T59" style:family="text">
      <style:text-properties officeooo:rsid="0134dc8e"/>
    </style:style>
    <style:style style:name="T60" style:family="text">
      <style:text-properties officeooo:rsid="01359ff7"/>
    </style:style>
    <style:style style:name="T61" style:family="text">
      <style:text-properties officeooo:rsid="013b94e0"/>
    </style:style>
    <style:style style:name="T62" style:family="text">
      <style:text-properties officeooo:rsid="013d5876"/>
    </style:style>
    <style:style style:name="T63" style:family="text">
      <style:text-properties officeooo:rsid="013eccd9"/>
    </style:style>
    <style:style style:name="T64" style:family="text">
      <style:text-properties officeooo:rsid="0140a5ed"/>
    </style:style>
    <style:style style:name="T65" style:family="text">
      <style:text-properties officeooo:rsid="014251fa"/>
    </style:style>
    <style:style style:name="T66" style:family="text">
      <style:text-properties officeooo:rsid="0143f53d"/>
    </style:style>
    <style:style style:name="T67" style:family="text">
      <style:text-properties officeooo:rsid="014511d1"/>
    </style:style>
    <style:style style:name="T68" style:family="text">
      <style:text-properties officeooo:rsid="0148bb57"/>
    </style:style>
    <style:style style:name="T69" style:family="text">
      <style:text-properties officeooo:rsid="014a5476"/>
    </style:style>
    <style:style style:name="T70" style:family="text">
      <style:text-properties officeooo:rsid="014c0622"/>
    </style:style>
    <style:style style:name="T71" style:family="text">
      <style:text-properties officeooo:rsid="01524131"/>
    </style:style>
    <style:style style:name="T72" style:family="text">
      <style:text-properties officeooo:rsid="01542ceb"/>
    </style:style>
    <style:style style:name="T73" style:family="text">
      <style:text-properties officeooo:rsid="0156a2dd"/>
    </style:style>
    <style:style style:name="T74" style:family="text">
      <style:text-properties officeooo:rsid="0156c8a4"/>
    </style:style>
    <style:style style:name="T75" style:family="text">
      <style:text-properties officeooo:rsid="01577557"/>
    </style:style>
    <style:style style:name="T76" style:family="text">
      <style:text-properties officeooo:rsid="0157e009"/>
    </style:style>
    <style:style style:name="T77" style:family="text">
      <style:text-properties officeooo:rsid="0158daa5"/>
    </style:style>
    <style:style style:name="T78" style:family="text">
      <style:text-properties officeooo:rsid="015abd95"/>
    </style:style>
    <style:style style:name="T79" style:family="text">
      <style:text-properties officeooo:rsid="015e3c67"/>
    </style:style>
    <style:style style:name="T80" style:family="text">
      <style:text-properties officeooo:rsid="015fe3b6"/>
    </style:style>
    <style:style style:name="T81" style:family="text">
      <style:text-properties officeooo:rsid="016134c9"/>
    </style:style>
    <style:style style:name="T82" style:family="text">
      <style:text-properties officeooo:rsid="01645c59"/>
    </style:style>
    <style:style style:name="T83" style:family="text">
      <style:text-properties officeooo:rsid="0164c473"/>
    </style:style>
    <style:style style:name="T84" style:family="text">
      <style:text-properties officeooo:rsid="0165e4de"/>
    </style:style>
    <style:style style:name="T85" style:family="text">
      <style:text-properties officeooo:rsid="01693336"/>
    </style:style>
    <style:style style:name="T86" style:family="text">
      <style:text-properties officeooo:rsid="016c1486"/>
    </style:style>
    <style:style style:name="T87" style:family="text">
      <style:text-properties officeooo:rsid="016f7ae3"/>
    </style:style>
    <style:style style:name="T88" style:family="text">
      <style:text-properties officeooo:rsid="01727a1e"/>
    </style:style>
    <style:style style:name="T89" style:family="text">
      <style:text-properties officeooo:rsid="0173fdf5"/>
    </style:style>
    <style:style style:name="T90" style:family="text">
      <style:text-properties officeooo:rsid="0176325b"/>
    </style:style>
    <style:style style:name="T91" style:family="text">
      <style:text-properties officeooo:rsid="0177aba5"/>
    </style:style>
    <style:style style:name="T92" style:family="text">
      <style:text-properties officeooo:rsid="01781787"/>
    </style:style>
    <style:style style:name="T93" style:family="text">
      <style:text-properties officeooo:rsid="0178a406"/>
    </style:style>
    <style:style style:name="T94" style:family="text">
      <style:text-properties officeooo:rsid="017e6fb2"/>
    </style:style>
    <style:style style:name="T95" style:family="text">
      <style:text-properties officeooo:rsid="01819a12"/>
    </style:style>
    <style:style style:name="T96" style:family="text">
      <style:text-properties officeooo:rsid="0182788f"/>
    </style:style>
    <style:style style:name="T97" style:family="text">
      <style:text-properties officeooo:rsid="018346b9"/>
    </style:style>
    <style:style style:name="T98" style:family="text">
      <style:text-properties officeooo:rsid="0184e47a"/>
    </style:style>
    <style:style style:name="T99" style:family="text">
      <style:text-properties officeooo:rsid="0185f100"/>
    </style:style>
    <style:style style:name="T100" style:family="text">
      <style:text-properties officeooo:rsid="0187b7e6"/>
    </style:style>
    <style:style style:name="T101" style:family="text">
      <style:text-properties officeooo:rsid="0189dc41"/>
    </style:style>
    <style:style style:name="T102" style:family="text">
      <style:text-properties officeooo:rsid="018a8666"/>
    </style:style>
    <style:style style:name="T103" style:family="text">
      <style:text-properties officeooo:rsid="018ad0aa"/>
    </style:style>
    <style:style style:name="T104" style:family="text">
      <style:text-properties officeooo:rsid="018ba422"/>
    </style:style>
    <style:style style:name="T105" style:family="text">
      <style:text-properties officeooo:rsid="018d8ffc"/>
    </style:style>
    <style:style style:name="T106" style:family="text">
      <style:text-properties officeooo:rsid="018f4c28"/>
    </style:style>
    <style:style style:name="T107" style:family="text">
      <style:text-properties officeooo:rsid="018fa697"/>
    </style:style>
    <style:style style:name="T108" style:family="text">
      <style:text-properties officeooo:rsid="0192c0b7"/>
    </style:style>
    <style:style style:name="T109" style:family="text">
      <style:text-properties officeooo:rsid="019423e1"/>
    </style:style>
    <style:style style:name="T110" style:family="text">
      <style:text-properties officeooo:rsid="01959333"/>
    </style:style>
    <style:style style:name="T111" style:family="text">
      <style:text-properties officeooo:rsid="0195b642"/>
    </style:style>
    <style:style style:name="T112" style:family="text">
      <style:text-properties officeooo:rsid="019646de"/>
    </style:style>
    <style:style style:name="T113" style:family="text">
      <style:text-properties officeooo:rsid="0196691b"/>
    </style:style>
    <style:style style:name="T114" style:family="text">
      <style:text-properties officeooo:rsid="0196f4a8"/>
    </style:style>
    <style:style style:name="T115" style:family="text">
      <style:text-properties officeooo:rsid="01992a3c"/>
    </style:style>
    <style:style style:name="T116" style:family="text">
      <style:text-properties officeooo:rsid="01998cee"/>
    </style:style>
    <style:style style:name="T117" style:family="text">
      <style:text-properties officeooo:rsid="019a4f84"/>
    </style:style>
    <style:style style:name="T118" style:family="text">
      <style:text-properties officeooo:rsid="019db990"/>
    </style:style>
    <style:style style:name="T119" style:family="text">
      <style:text-properties officeooo:rsid="019f583f"/>
    </style:style>
    <style:style style:name="T120" style:family="text">
      <style:text-properties officeooo:rsid="01a1c61b"/>
    </style:style>
    <style:style style:name="T121" style:family="text">
      <style:text-properties officeooo:rsid="01a323e8"/>
    </style:style>
    <style:style style:name="T122" style:family="text">
      <style:text-properties officeooo:rsid="01a9bd69"/>
    </style:style>
    <style:style style:name="T123" style:family="text">
      <style:text-properties officeooo:rsid="01b785a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ckground jobs</text:h>
      <text:list text:style-name="L1">
        <text:list-item>
          <text:p text:style-name="P3"><text:span text:style-name="T122">***</text:span><text:span text:style-name="T21">Usuário </text:span><text:span text:style-name="T24">será</text:span><text:span text:style-name="T21"> usado de maneira genérica, em um front-end seria o usuário final, em um back-end seria o cliente, </text:span><text:span text:style-name="T22">etc</text:span></text:p>
        </text:list-item>
      </text:list>
      <text:list text:style-name="L2">
        <text:list-item>
          <text:p text:style-name="P4">São tarefas que executam de maneira independente do programa <text:span text:style-name="T8">principal </text:span><text:span text:style-name="T7">(front-end, api, etc). </text:span><text:span text:style-name="T9">Elas podem ser executadas sem nenhum input do usuário, normalmente </text:span><text:span text:style-name="T10">são batch jobs, </text:span><text:span text:style-name="T11">processos de longa duração ou tarefas </text:span><text:span text:style-name="T12">intensivas </text:span></text:p>
          <text:list>
            <text:list-item>
              <text:p text:style-name="P5">Essas tarefas <text:span text:style-name="T13">podem ajudar a diminuir a carga na aplicação, </text:span><text:span text:style-name="T14">melhorar a disponibilidade do serviço e </text:span><text:span text:style-name="T23">melhorar a UX</text:span></text:p>
            </text:list-item>
            <text:list-item>
              <text:p text:style-name="P6"><text:span text:style-name="T15">Exemplo:</text:span> <text:span text:style-name="T45">Uma aplicação precisa ler dados e gerar um report, ela pode fazer isso em background </text:span><text:span text:style-name="T46">sem interação do </text:span><text:span text:style-name="T47">usuário</text:span></text:p>
            </text:list-item>
          </text:list>
        </text:list-item>
        <text:list-item>
          <text:p text:style-name="P7">O principal fator a ser considerado ao implementar algo como background job ou não é se <text:span text:style-name="T16">essa tarefa pode ser executada </text:span><text:span text:style-name="T17">sem interação </text:span><text:span text:style-name="T18">do usuário </text:span><text:span text:style-name="T19">e se</text:span><text:span text:style-name="T20">m que o usuário precise esperar pelo término</text:span></text:p>
        </text:list-item>
      </text:list>
      <text:h text:style-name="Heading_20_2" text:outline-level="2">Tipos</text:h>
      <text:list text:style-name="L3">
        <text:list-item>
          <text:p text:style-name="P8">Normalmente background jobs <text:span text:style-name="T25">caem em um ou mais desses tipos de tarefas</text:span></text:p>
        </text:list-item>
        <text:list-item>
          <text:p text:style-name="P9"><text:span text:style-name="T1">CPU intensive jobs:</text:span> São tarefas que consomem muita CPU como cálculos complexos e análise de modelos</text:p>
        </text:list-item>
        <text:list-item>
          <text:p text:style-name="P10"><text:span text:style-name="T1">I/O intensive jobs: </text:span><text:span text:style-name="T26">São tarefas que usam muito I/O como fazer uma série de transações no DB, indexar arquivos ou </text:span><text:span text:style-name="T27">ler arquivos grandes</text:span></text:p>
        </text:list-item>
        <text:list-item>
          <text:p text:style-name="P11"><text:span text:style-name="T1">Batch jobs:</text:span> <text:span text:style-name="T28">Processamento em batch, </text:span><text:span text:style-name="T29">como</text:span><text:span text:style-name="T28"> para atualizar dados </text:span><text:span text:style-name="T29">ou </text:span><text:span text:style-name="T30">para fazer um processamento </text:span><text:span text:style-name="T31">baseado em cron</text:span></text:p>
        </text:list-item>
        <text:list-item>
          <text:p text:style-name="P12"><text:span text:style-name="T1">Workflow </text:span><text:span text:style-name="T6">contínuos</text:span><text:span text:style-name="T1">:</text:span> <text:span text:style-name="T35">Tarefas que demoram por terem vários passos ou </text:span><text:span text:style-name="T37">por </text:span><text:span text:style-name="T35">serem complexas. Coisas como p</text:span><text:span text:style-name="T33">rocessar um pedido (empacotamento, envio, etc) </text:span><text:span text:style-name="T34">ou provisionamento </text:span><text:span text:style-name="T35">de </text:span><text:span text:style-name="T36">serviços</text:span></text:p>
        </text:list-item>
        <text:list-item>
          <text:p text:style-name="P13">Processamento de dados sensíveis <text:span text:style-name="T38">onde os dados são enviados para um local mais seguro para processamento, por exemplo, </text:span><text:span text:style-name="T40">pode não ser</text:span><text:span text:style-name="T38"> seguro processar um </text:span><text:span text:style-name="T41">pag</text:span><text:span text:style-name="T44">a</text:span><text:span text:style-name="T41">mento</text:span><text:span text:style-name="T38"> dentro </text:span><text:span text:style-name="T39">de um web app, </text:span><text:span text:style-name="T42">então </text:span><text:span text:style-name="T43">ele é mandado</text:span><text:span text:style-name="T42"> para outro lugar mais seguro</text:span></text:p>
        </text:list-item>
      </text:list>
      <text:h text:style-name="Heading_20_2" text:outline-level="2">Usos comuns</text:h>
      <text:list text:style-name="L4">
        <text:list-item>
          <text:p text:style-name="P14"><text:span text:style-name="T1">Tarefas de manutenção:</text:span> remover dados desatualizados de um datasource, <text:span text:style-name="T48">gerar reports </text:span><text:span text:style-name="T49">ou fazer backup de dados</text:span></text:p>
        </text:list-item>
        <text:list-item>
          <text:p text:style-name="P15"><text:span text:style-name="T1">Processar volumes grandes de dados:</text:span> <text:span text:style-name="T50">Importar, </text:span><text:span text:style-name="T51">exportar </text:span><text:span text:style-name="T53">ou</text:span><text:span text:style-name="T50"> </text:span><text:span text:style-name="T52">transformar</text:span><text:span text:style-name="T50"> dados</text:span></text:p>
        </text:list-item>
        <text:list-item>
          <text:p text:style-name="P16"><text:span text:style-name="T1">Enviar notificações ou mensagens</text:span>: Enviar notificações de e-mail,<text:span text:style-name="T54"> push, </text:span><text:span text:style-name="T55">SMS, etc</text:span></text:p>
        </text:list-item>
        <text:list-item>
          <text:p text:style-name="P17">Executar análise de dados ou machine learning (long-running compute no geral)</text:p>
        </text:list-item>
      </text:list>
      <text:h text:style-name="Heading_20_2" text:outline-level="2"><text:soft-page-break/>Trigger<text:span text:style-name="T56">s</text:span></text:h>
      <text:list text:style-name="L5">
        <text:list-item>
          <text:p text:style-name="P18">Background jobs podem ser iniciados de várias maneiras, todas podem ser categorizadas <text:span text:style-name="T123">de duas formas:</text:span></text:p>
        </text:list-item>
      </text:list>
      <text:h text:style-name="Heading_20_3" text:outline-level="3">Event-driven triggers</text:h>
      <text:list text:style-name="L6">
        <text:list-item>
          <text:p text:style-name="P19">Um evento faz com que uma background job seja iniciada, <text:span text:style-name="T57">pode ser um evento gerado pelo usuário </text:span><text:span text:style-name="T58">ou um evento gerado pelo sistema, </text:span><text:span text:style-name="T70">alguns exemplos são:</text:span></text:p>
          <text:list>
            <text:list-item>
              <text:p text:style-name="P20"><text:span text:style-name="T59">A UI ou outra job coloca uma mensagem em uma fila, a mensagem contém dados sobre a ação que ocorreu, </text:span><text:span text:style-name="T60">a background task ouve dessa fila e inicia o processamento </text:span><text:span text:style-name="T61">usando os dados do evento</text:span></text:p>
            </text:list-item>
            <text:list-item>
              <text:p text:style-name="P21"><text:span text:style-name="T62">A UI ou outra job </text:span><text:span text:style-name="T63">atualizam ou salvam um valor em um datasource, a background job monitora esse datasource e detecta mudanças, então lê os dados do update e usa-os para input da background job</text:span></text:p>
            </text:list-item>
            <text:list-item>
              <text:p text:style-name="P22"><text:span text:style-name="T64">A UI </text:span><text:span text:style-name="T65">ou outra job </text:span><text:span text:style-name="T66">fazem uma request para um endpoint </text:span><text:span text:style-name="T67">e passa o </text:span><text:span text:style-name="T68">input necessário para executar o processamento, </text:span><text:span text:style-name="T69">então é background task é iniciada usando esse input</text:span></text:p>
            </text:list-item>
          </text:list>
        </text:list-item>
      </text:list>
      <text:h text:style-name="Heading_20_3" text:outline-level="3">Schedule-driven triggers</text:h>
      <text:list text:style-name="L7">
        <text:list-item>
          <text:p text:style-name="P23">Um timer é usado para iniciar a task, a natureza do timer não importa, pode ser uma cron expression <text:span text:style-name="T71">ou algo que verifica o </text:span><text:span text:style-name="T72">tempo, </text:span><text:span text:style-name="T73">exemplos são:</text:span></text:p>
          <text:list>
            <text:list-item>
              <text:p text:style-name="P24">Um timer que executa <text:span text:style-name="T77">localmente,</text:span> em paralelo <text:span text:style-name="T76">n</text:span><text:span text:style-name="T74">a aplicação ou no SO, e invoca a background </text:span><text:span text:style-name="T75">task de tempos em tempos</text:span></text:p>
            </text:list-item>
            <text:list-item>
              <text:p text:style-name="P25">Um timer que executa em outra aplicação <text:span text:style-name="T78">que, </text:span><text:span text:style-name="T81">de tempos em tempos, </text:span><text:span text:style-name="T78">envia uma request para um API que </text:span><text:span text:style-name="T79">expõe uma operação para </text:span><text:span text:style-name="T78">inicia</text:span><text:span text:style-name="T79">r</text:span><text:span text:style-name="T78"> </text:span><text:span text:style-name="T80">a background task</text:span></text:p>
            </text:list-item>
            <text:list-item>
              <text:p text:style-name="P26">Um processo separado ou aplicação <text:span text:style-name="T82">que inicia </text:span><text:span text:style-name="T83">um timer que faz com que a background task seja invocada </text:span><text:span text:style-name="T84">após um delay ou em um período especifico</text:span></text:p>
            </text:list-item>
          </text:list>
        </text:list-item>
      </text:list>
      <text:h text:style-name="P2" text:outline-level="2">Retornando resultados</text:h>
      <text:list text:style-name="L8">
        <text:list-item>
          <text:p text:style-name="P27"><text:span text:style-name="T85">Background tasks executam de maneira async em outro processo ou </text:span><text:span text:style-name="T86">máquina </text:span><text:span text:style-name="T87">diferente da que iniciou o processamento. </text:span><text:span text:style-name="T88">Idealmente elas são </text:span><text:span text:style-name="T89">fire and forget e sua execução não </text:span><text:span text:style-name="T92">tem impacto n</text:span><text:span text:style-name="T90">o caller, </text:span><text:span text:style-name="T91">de modo que ele não precisa</text:span><text:span text:style-name="T93"> sincronizar após a execução da tarefa</text:span></text:p>
        </text:list-item>
      </text:list>
      <text:list text:style-name="L9">
        <text:list-item>
          <text:p text:style-name="P32">Em alguns casos é necessário fazer sync <text:span text:style-name="T95">para informar o progresso da tarefa ou </text:span>após terminar o processamento, nesses casos <text:span text:style-name="T94">existem algumas </text:span><text:span text:style-name="T96">alternativas:</text:span></text:p>
          <text:list>
            <text:list-item>
              <text:p text:style-name="P28"><text:span text:style-name="T2">Common storage:</text:span><text:span text:style-name="T121"> </text:span><text:span text:style-name="T97">Persistir um indicador de status </text:span><text:span text:style-name="T102">e/ou dados processados</text:span><text:span text:style-name="T97"> em um datasource acessível tanto pel</text:span><text:span text:style-name="T98">o chamador quanto pela background task. </text:span><text:span text:style-name="T99">Isso permite que o chamador verifique </text:span><text:span text:style-name="T100">esse datasource </text:span><text:span text:style-name="T101">para acompanhar o progresso</text:span></text:p>
            </text:list-item>
            <text:list-item>
              <text:p text:style-name="P29"><text:soft-page-break/><text:span text:style-name="T4">Reply queue:</text:span><text:span text:style-name="T120"> </text:span><text:span text:style-name="T103">Criar uma fila de respostas </text:span><text:span text:style-name="T104">que o chamador </text:span><text:span text:style-name="T105">possa escutar </text:span><text:span text:style-name="T106">e quando algo for processador e/ou o processamento for concluído </text:span><text:span text:style-name="T107">enviar mensagens para essa fila. </text:span><text:span text:style-name="T108">Talvez seja necessário usar algum tipo de identificador comum entre caller/job para identificar os dados</text:span></text:p>
            </text:list-item>
            <text:list-item>
              <text:p text:style-name="P30"><text:span text:style-name="T3">Pooling</text:span><text:span text:style-name="T119">: </text:span><text:span text:style-name="T109">Expor um endpoint </text:span><text:span text:style-name="T110">que permite </text:span><text:span text:style-name="T111">o chamador</text:span><text:span text:style-name="T110"> acompanhar o progresso </text:span><text:span text:style-name="T112">e/ou receber dados </text:span><text:span text:style-name="T113">processado</text:span><text:span text:style-name="T114">s</text:span><text:span text:style-name="T110"> da background task </text:span></text:p>
            </text:list-item>
            <text:list-item>
              <text:p text:style-name="P31"><text:span text:style-name="T5">Callback</text:span><text:span text:style-name="T118">: </text:span><text:span text:style-name="T115">Fazer com que a background task chame um endpoint </text:span><text:span text:style-name="T116">que será chamado para notificar o chamado quando a task é completada e/ou dados foram processados, </text:span><text:span text:style-name="T117">isso pode ser um pub/sub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9:57:17.625000000</meta:creation-date>
    <meta:editing-duration>PT46M30S</meta:editing-duration>
    <meta:editing-cycles>200</meta:editing-cycles>
    <meta:generator>LibreOffice/7.5.1.2$Windows_X86_64 LibreOffice_project/fcbaee479e84c6cd81291587d2ee68cba099e129</meta:generator>
    <dc:title>default</dc:title>
    <dc:date>2025-02-11T21:03:14.581000000</dc:date>
    <meta:document-statistic meta:table-count="0" meta:image-count="0" meta:object-count="0" meta:page-count="3" meta:paragraph-count="37" meta:word-count="779" meta:character-count="4616" meta:non-whitespace-character-count="3901"/>
    <meta:template xlink:type="simple" xlink:actuate="onRequest" xlink:title="default" xlink:href="../../../../Users/PC/AppData/Roaming/LibreOffice/4/user/template/default.ott" meta:date="2025-02-09T19:57:17.422000000"/>
  </office:meta>
</office:document-meta>
</file>